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81ed4" officeooo:paragraph-rsid="00081ed4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style:font-weight-asian="bold" style:font-weight-complex="bold"/>
    </style:style>
    <style:style style:name="P4" style:family="paragraph" style:parent-style-name="Text_20_body" style:list-style-name="L1">
      <style:paragraph-properties fo:margin-top="0in" fo:margin-bottom="0in" loext:contextual-spacing="false"/>
      <style:text-properties officeooo:paragraph-rsid="00081ed4"/>
    </style:style>
    <style:style style:name="P5" style:family="paragraph" style:parent-style-name="Text_20_body">
      <style:paragraph-properties fo:margin-top="0in" fo:margin-bottom="0in" loext:contextual-spacing="false"/>
      <style:text-properties officeooo:paragraph-rsid="0008db38"/>
    </style:style>
    <style:style style:name="P6" style:family="paragraph" style:parent-style-name="Text_20_body" style:list-style-name="L2">
      <style:paragraph-properties fo:margin-top="0in" fo:margin-bottom="0in" loext:contextual-spacing="false"/>
      <style:text-properties fo:font-weight="normal" officeooo:rsid="000a744d" officeooo:paragraph-rsid="000b11cf" style:font-weight-asian="normal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weight="normal" officeooo:rsid="000a744d" officeooo:paragraph-rsid="000b11cf" style:font-weight-asian="normal" style:font-weight-complex="normal"/>
    </style:style>
    <style:style style:name="P8" style:family="paragraph" style:parent-style-name="Text_20_body">
      <style:paragraph-properties fo:margin-top="0in" fo:margin-bottom="0in" loext:contextual-spacing="false"/>
      <style:text-properties officeooo:paragraph-rsid="000b11cf"/>
    </style:style>
    <style:style style:name="P9" style:family="paragraph" style:parent-style-name="Text_20_body">
      <style:paragraph-properties fo:margin-left="0.4925in" fo:margin-right="0in" fo:margin-top="0in" fo:margin-bottom="0in" loext:contextual-spacing="false" fo:text-indent="0in" style:auto-text-indent="false"/>
      <style:text-properties officeooo:paragraph-rsid="0008db38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08db38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paragraph-rsid="0008db38" style:font-weight-asian="bold" style:font-weight-complex="bold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normal" officeooo:rsid="000a744d" officeooo:paragraph-rsid="000b11cf" style:font-weight-asian="normal" style:font-weight-complex="normal"/>
    </style:style>
    <style:style style:name="T1" style:family="text">
      <style:text-properties officeooo:rsid="00081ed4"/>
    </style:style>
    <style:style style:name="T2" style:family="text">
      <style:text-properties officeooo:rsid="0008db3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a744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a744d" style:font-style-asian="normal" style:font-style-complex="normal"/>
    </style:style>
    <style:style style:name="T7" style:family="text">
      <style:text-properties fo:font-style="normal" officeooo:rsid="000b11cf" style:font-style-asian="normal" style:font-style-complex="normal"/>
    </style:style>
    <style:style style:name="T8" style:family="text">
      <style:text-properties fo:font-style="normal" officeooo:rsid="000ca994" style:font-style-asian="normal" style:font-style-complex="normal"/>
    </style:style>
    <style:style style:name="T9" style:family="text">
      <style:text-properties fo:font-style="normal" officeooo:rsid="000de297" style:font-style-asian="normal" style:font-style-complex="normal"/>
    </style:style>
    <style:style style:name="T10" style:family="text">
      <style:text-properties fo:font-style="normal" fo:font-weight="normal" officeooo:rsid="000b11cf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ca994" style:font-style-asian="normal" style:font-weight-asian="normal" style:font-style-complex="normal" style:font-weight-complex="normal"/>
    </style:style>
    <style:style style:name="T12" style:family="text">
      <style:text-properties officeooo:rsid="000ca9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erpolation_to_scalar_grid.py:</text:p>
      <text:p text:style-name="P1"/>
      <text:p text:style-name="P2">This file contains an example <text:span text:style-name="T4">of</text:span> how 3d PALM data <text:span text:style-name="T4">(time-averaged)</text:span> can be generally incorporated in a python scripts. Please particularly consider the following parts of the scripts:</text:p>
      <text:p text:style-name="P2"/>
      <text:list xml:id="list3228668505" text:style-name="L1">
        <text:list-item>
          <text:p text:style-name="P4"><text:span text:style-name="T1">### Import PALM files with the intension of reading it ###</text:span></text:p>
        </text:list-item>
        <text:list-item>
          <text:p text:style-name="P4"><text:span text:style-name="T1">### Accessing PALM data from a variable and directly load it into memory. This ###</text:span></text:p>
          <text:p text:style-name="P4"><text:span text:style-name="T1">### is necessary if further index calculations are carried out but the reading <text:s text:c="9"/>###</text:span></text:p>
          <text:p text:style-name="P4"><text:span text:style-name="T1">### to memory needs more time. For get a quick access on disk level use e.g. <text:s text:c="6"/>###</text:span></text:p>
          <text:p text:style-name="P4"><text:span text:style-name="T1">### u = f.variables['u']. See also <text:s text:c="78"/>###</text:span></text:p>
          <text:p text:style-name="P4"><text:span text:style-name="T1">### http://xarray.pydata.org/en/stable/io.html#reading-and-writing-files <text:s text:c="15"/>### </text:span></text:p>
        </text:list-item>
        <text:list-item>
          <text:p text:style-name="P4"><text:span text:style-name="T1">### Interpolation of velocity components and variances to scalar grid x,y,zu <text:s text:c="8"/>###</text:span></text:p>
          <text:p text:style-name="P4"/>
        </text:list-item>
      </text:list>
      <text:p text:style-name="P5"><text:span text:style-name="T1"><text:line-break/>The script does not contain an interpolation to a flight position of a flight object. </text:span><text:span text:style-name="T2">But it contains the linear interpolation of the u,v,w- component to the so-called scalar grid described by the spatial coordinates x,y,zu. For clarification, I just repeat here Siegfried Raasch’s Email: </text:span></text:p>
      <text:p text:style-name="P5"/>
      <text:p text:style-name="P9"><text:line-break/><text:span text:style-name="T2">F</text:span><text:span text:style-name="T3">or better numerical accuracy, PALM uses a so called staggered grid, which means that the velocity components along x,y,z (called u,v,w) are not located at the same point. If you imagine a cube as a grid volume, scalar quantities like temperature and humidity are defined in the center of the cube, while velocities are shifted by half a grid spacing (dx,dy,dz) along the respective direction, so they are located at the center of the cube faces. <text:line-break/><text:line-break/>So u is shifted along x by dx/2, y is shifted along y by dy/2, and z is shifted along z by dz/2. The coordinates reflect this shifting:  u has coordinates (xu,y,zu_3d), v has coordinates (x,yv,zu_3d), and w has coordinates (x,y,zw_3d). If BlueSky requires data to be located on the same grid, you need to interpolate the PALM data respectively. </text:span></text:p>
      <text:p text:style-name="P9"><text:span text:style-name="T3"/></text:p>
      <text:p text:style-name="P10"><text:span text:style-name="T3"/></text:p>
      <text:p text:style-name="P11"><text:span text:style-name="T6">interpolate_to_flight_position.cpp and interpolate_to_flight_position.h:</text:span></text:p>
      <text:p text:style-name="P11"><text:span text:style-name="T6"/></text:p>
      <text:p text:style-name="P12"><text:span text:style-name="T5">These files show how one instantaneous snapshot </text:span><text:span text:style-name="T7">o</text:span><text:span text:style-name="T5">f the 3d PALM wind field can be incorporated in FlightGear. </text:span><text:span text:style-name="T8">The aircraft is constantly flying through the data in a horizontally cyclic way.</text:span><text:span text:style-name="T5"> Unfortunately, these Scripts are written in C++ </text:span><text:span text:style-name="T9">and not in python</text:span><text:span text:style-name="T5">. </text:span><text:span text:style-name="T7">Please particularly consider the following routines:</text:span></text:p>
      <text:p text:style-name="P12"><text:span text:style-name="T7"/></text:p>
      <text:list xml:id="list363783761" text:style-name="L2">
        <text:list-item>
          <text:p text:style-name="P6"><text:span text:style-name="T5">int FGWinds::InputPALM()</text:span></text:p>
        </text:list-item>
        <text:list-item>
          <text:p text:style-name="P6"><text:span text:style-name="T5">void FGWinds::PALMLoop()</text:span></text:p>
        </text:list-item>
        <text:list-item>
          <text:p text:style-name="P6"><text:span text:style-name="T5">void FGWinds::Turbulence(double h)</text:span></text:p>
        </text:list-item>
      </text:list>
      <text:p text:style-name="P7"><text:span text:style-name="T5"/></text:p>
      <text:p text:style-name="P8"><text:span text:style-name="T10">There are a lot of comments in the code. Hopefully, they are enough to understand what is happening. If not, please contact me. </text:span><text:span text:style-name="T11">Note, the code also enable the calculation of pitch, gear, and roll moments caused by the turbulent wind field.</text:span></text:p>
      <text:p text:style-name="P10"><text:span text:style-name="T6"/></text:p>
      <text:p text:style-name="P10"><text:soft-page-break/><text:span text:style-name="T3"><text:line-break/></text:span><text:span text:style-name="T1"><text:line-break/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0:25:22.603537993</meta:creation-date>
    <dc:date>2021-11-04T11:34:44.729691017</dc:date>
    <meta:editing-duration>PT49M1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18" meta:word-count="395" meta:character-count="2631" meta:non-whitespace-character-count="2129"/>
  </office:meta>
</office:document-meta>
</file>